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ggi del guarentige (1871) – regolavano rapporti tra stato e chiesa: <text:span text:style-name="T5">il papa ricevette solamente un grande risarcimento in denaro (che rifiutò per via del suo nuovo stato troppo piccolo</text:span>) e lo stato del vaticano. <text:span text:style-name="T6">Il Papa non fu più legittimato ad avere il potere temporale.</text:span></text:p>
      <text:p text:style-name="P2"/>
      <text:p text:style-name="Standard"><text:span text:style-name="T5">Papa pio IX – emanò il NON-EXPEDIT nel 1874:</text:span> <text:span text:style-name="T5">Non è bene che tutti i cattolici in Italia partecipino alla vita politica</text:span>. In breve tempo ci si accorse di quanto <text:span text:style-name="T6">era forte questa decisione.</text:span></text:p>
      <text:p text:style-name="P2"/>
      <text:p text:style-name="P2"><text:span text:style-name="T5">Papa Leone XIII pubblica le encicliche nel 1891</text:span> – documenti ufficiali che segnano le direzioni prese dalla chiesa. </text:p>
      <text:p text:style-name="P2">Egli disse che <text:span text:style-name="T6">la chiesa doveva farsi avanti per due ragioni:</text:span></text:p>
      <text:p text:style-name="P2">-<text:tab/>Perchè era un dovere essere presenti come entità cattolica.</text:p>
      <text:p text:style-name="P2">-<text:tab/>Per non lasciar campo ai socialisti.</text:p>
      <text:p text:style-name="P6"/>
      <text:p text:style-name="P2"/>
      <text:p text:style-name="P2"><text:tab/><text:tab/><text:tab/>Conseguenze seconda rivoluzione industriale.</text:p>
      <text:p text:style-name="P2"/>
      <text:p text:style-name="P1">La Seconda Rivoluzione industriale ha avuto come conseguenza la nascità di nuove potenze economiche.</text:p>
      <text:p text:style-name="P1">Questo ha provocato la nuova colonizzazione dell'Africa e dell'Asia.</text:p>
      <text:p text:style-name="P1">Questo tipo di colonialismo però è diverso rispetto al passato, che era solo di tipo economico.</text:p>
      <text:p text:style-name="Standard"><text:span text:style-name="T1">Questo nuovo colonialismo si chiama </text:span><text:span text:style-name="T2">imperialismo</text:span><text:span text:style-name="T3"> (perchè nel 1800 la regina Vittoria si proclamò imperatrice).</text:span></text:p>
      <text:p text:style-name="P2"/>
      <text:p text:style-name="P5"><text:span text:style-name="T3">I paesi europei miravano ad avere più </text:span><text:span text:style-name="T2">prestigio </text:span><text:span text:style-name="T3">colonizzando nuovi territori </text:span><text:span text:style-name="T3">e quindi anche ad avere più rilevanza politica</text:span><text:span text:style-name="T3">.</text:span></text:p>
      <text:p text:style-name="P2">Alla fine <text:span text:style-name="T6">tutti i paesi europei si spartirono a tavolino (1982) i territori ancora non conquistati.</text:span></text:p>
      <text:p text:style-name="P2"/>
      <text:p text:style-name="Standard"><text:span text:style-name="T3">C</text:span><text:span text:style-name="T3">i fu la guerra anglo-boera. I boeri erano i vecchi colonizzatori olandesi. La guerrà durò tre anni e vinsero gli inglesi.</text:span></text:p>
      <text:p text:style-name="P2"/>
      <text:p text:style-name="P2"/>
      <text:p text:style-name="P5"><text:span text:style-name="T3">Lo </text:span><text:span text:style-name="T2">Stato</text:span><text:span text:style-name="T3"> ha dei confini territoriali ed ha una sua organizzazione politica.</text:span></text:p>
      <text:p text:style-name="P5"><text:span text:style-name="T3">La </text:span><text:span text:style-name="T2">Nazione</text:span><text:span text:style-name="T3"> è il popolo che si riconosce in un insieme di elementi comuni come cultura, lingua e amor di patria.</text:span></text:p>
      <text:p text:style-name="P5"><text:span text:style-name="T3">Lo </text:span><text:span text:style-name="T2">Stato nazionale </text:span><text:span text:style-name="T3">si ha quando Nazione e Stato coincidono.</text:span></text:p>
      <text:p text:style-name="P2"/>
      <text:p text:style-name="Standard"><text:span text:style-name="T2">Nazionalismo:</text:span><text:span text:style-name="T4"> è il sentimento che indica la superiorità della propria patria rispetto a qualunque altra.</text:span></text:p>
      <text:p text:style-name="P2">Il nazionalismo ha portato al nuovo colonialismo.</text:p>
      <text:p text:style-name="P2"/>
      <text:p text:style-name="P2"><text:s/></text:p>
      <text:p text:style-name="Standard"><text:span text:style-name="T3">L'</text:span><text:span text:style-name="T3">altra conseguenza della rivoluzione industriale è stata la nascita di società di massa </text:span><text:span text:style-name="T3">(con conseguenza di consumi di massa).</text:span></text:p>
      <text:p text:style-name="Standard"><text:span text:style-name="T3">Un grandissimo numero di persone viene impegnato nelle industrie e quindi nasce il </text:span><text:span text:style-name="T2">proletariato.</text:span></text:p>
      <text:p text:style-name="P3"><text:soft-page-break/></text:p>
      <text:p text:style-name="P2">Il partito socialista è il primo partito di massa.</text:p>
      <text:p text:style-name="P4"><text:span text:style-name="T1">Il secondo partito di massa fu </text:span><text:span text:style-name="T1">il partito popolare (rappresentava i cattolici). </text:span></text:p>
      <text:p text:style-name="P2"/>
      <text:p text:style-name="P2">I socialisti erano gli unici che si preoccupava dei lavorator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7S</meta:editing-duration>
    <meta:editing-cycles>8</meta:editing-cycles>
    <meta:generator>OpenOffice/4.1.3$Win32 OpenOffice.org_project/413m1$Build-9783</meta:generator>
    <dc:date>2017-10-31T17:11:22.89</dc:date>
    <dc:creator>Cristian Borelli</dc:creator>
    <meta:document-statistic meta:table-count="0" meta:image-count="0" meta:object-count="0" meta:page-count="2" meta:paragraph-count="25" meta:word-count="369" meta:character-count="2313"/>
    <meta:user-defined meta:name="Info 1"/>
    <meta:user-defined meta:name="Info 2"/>
    <meta:user-defined meta:name="Info 3"/>
    <meta:user-defined meta:name="Info 4"/>
  </office:meta>
</office:document-meta>
</file>